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236b" officeooo:paragraph-rsid="001c41eb"/>
    </style:style>
    <style:style style:name="P2" style:family="paragraph" style:parent-style-name="Standard">
      <style:text-properties officeooo:rsid="0021236b" officeooo:paragraph-rsid="0024aed3"/>
    </style:style>
    <style:style style:name="P3" style:family="paragraph" style:parent-style-name="Standard">
      <style:text-properties officeooo:rsid="0024aed3" officeooo:paragraph-rsid="0024aed3"/>
    </style:style>
    <style:style style:name="P4" style:family="paragraph" style:parent-style-name="Standard">
      <style:text-properties officeooo:rsid="0021236b" officeooo:paragraph-rsid="001c41eb"/>
    </style:style>
    <style:style style:name="P5" style:family="paragraph" style:parent-style-name="Standard">
      <style:text-properties officeooo:rsid="0026472d" officeooo:paragraph-rsid="00264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blog.stackademic.com/how-to-implement-light-dark-theme-in-nextjs-98ac7be7de90" text:style-name="Internet_20_link" text:visited-style-name="Visited_20_Internet_20_Link"/></text:p>
      <text:p text:style-name="P3">DARK MODE:</text:p>
      <text:p text:style-name="P2"/>
      <text:p text:style-name="P2"/>
      <text:p text:style-name="P2"/>
      <text:p text:style-name="P1"><text:a xlink:type="simple" xlink:href="https://blog.stackademic.com/how-to-implement-light-dark-theme-in-nextjs-98ac7be7de90" text:style-name="Internet_20_link" text:visited-style-name="Visited_20_Internet_20_Link">https://blog.stackademic.com/how-to-implement-light-dark-theme-in-nextjs-98ac7be7de90</text:a></text:p>
      <text:p text:style-name="P1"/>
      <text:p text:style-name="P1"/>
      <text:p text:style-name="P1"/>
      <text:p text:style-name="P5">pure css:</text:p>
      <text:p text:style-name="P5"/>
      <text:p text:style-name="P5"><text:a xlink:type="simple" xlink:href="https://dev.to/sam_621/a-reusable-dark-mode-with-reactjs-and-pure-css-11a0" text:style-name="Internet_20_link" text:visited-style-name="Visited_20_Internet_20_Link">https://dev.to/sam_621/a-reusable-dark-mode-with-reactjs-and-pure-css-11a0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6:24:28.059460356</meta:creation-date>
    <dc:date>2024-01-23T18:27:04.286580725</dc:date>
    <meta:editing-duration>PT1H30M2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" meta:character-count="178" meta:non-whitespace-character-count="176"/>
  </office:meta>
</office:document-meta>
</file>